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officeooo:paragraph-rsid="00103250"/>
    </style:style>
    <style:style style:name="P4" style:family="paragraph" style:parent-style-name="Heading_20_1">
      <style:paragraph-properties fo:text-align="center" style:justify-single-word="false"/>
      <style:text-properties officeooo:paragraph-rsid="00094a9d"/>
    </style:style>
    <style:style style:name="P5" style:family="paragraph" style:parent-style-name="Heading_20_2">
      <style:text-properties officeooo:paragraph-rsid="00094a9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3">
      <style:text-properties officeooo:paragraph-rsid="00094a9d"/>
    </style:style>
    <style:style style:name="P19" style:family="paragraph" style:parent-style-name="Text_20_body" style:list-style-name="L21">
      <style:text-properties officeooo:paragraph-rsid="00094a9d"/>
    </style:style>
    <style:style style:name="P20" style:family="paragraph" style:parent-style-name="Text_20_body" style:list-style-name="L22">
      <style:text-properties officeooo:paragraph-rsid="00094a9d"/>
    </style:style>
    <style:style style:name="P21" style:family="paragraph" style:parent-style-name="Text_20_body" style:list-style-name="L23">
      <style:text-properties officeooo:paragraph-rsid="00094a9d"/>
    </style:style>
    <style:style style:name="P22" style:family="paragraph" style:parent-style-name="Text_20_body" style:list-style-name="L24">
      <style:text-properties officeooo:paragraph-rsid="00094a9d"/>
    </style:style>
    <style:style style:name="P23" style:family="paragraph" style:parent-style-name="Text_20_body" style:list-style-name="L25">
      <style:text-properties officeooo:paragraph-rsid="00094a9d"/>
    </style:style>
    <style:style style:name="P24" style:family="paragraph" style:parent-style-name="Text_20_body" style:list-style-name="L26">
      <style:text-properties officeooo:paragraph-rsid="00094a9d"/>
    </style:style>
    <style:style style:name="P25" style:family="paragraph" style:parent-style-name="Text_20_body" style:list-style-name="L27">
      <style:text-properties officeooo:paragraph-rsid="00094a9d"/>
    </style:style>
    <style:style style:name="P26" style:family="paragraph" style:parent-style-name="Text_20_body" style:list-style-name="L28">
      <style:text-properties officeooo:paragraph-rsid="00094a9d"/>
    </style:style>
    <style:style style:name="T1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" style:family="text">
      <style:text-properties fo:font-size="13pt" fo:font-style="italic" style:text-underline-style="none" officeooo:rsid="00103250" style:font-size-asian="13pt" style:font-style-asian="italic" style:font-size-complex="13pt" style:font-style-complex="italic"/>
    </style:style>
    <style:style style:name="T3" style:family="text">
      <style:text-properties fo:font-size="13pt" fo:font-style="normal" style:text-underline-style="none" fo:font-weight="normal" officeooo:rsid="0010325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0% 100%" fo:font-size="24pt" fo:font-style="normal" style:text-underline-style="none" fo:font-weight="bold" officeooo:rsid="00103250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text-underline-style="none" officeooo:rsid="001032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9">Projet de Mathématiques pour une Candidature en L3 Informatique</text:span></text:span></text:h>
      <text:h text:style-name="P5" text:outline-level="2"><text:span text:style-name="Strong_20_Emphasis">1. Introduction</text:span></text:h>
      <text:list text:style-name="L13">
        <text:list-item>
          <text:p text:style-name="P18">Présentation du projet et de son objectif.</text:p>
        </text:list-item>
        <text:list-item>
          <text:p text:style-name="P18">Lien avec la Licence 3 Informatique (Pourquoi ce projet est pertinent pour la formation ?).</text:p>
        </text:list-item>
        <text:list-item>
          <text:p text:style-name="P18">Justification du choix du sujet (intérêt personnel, applications en informatique, etc.).</text:p>
        </text:list-item>
      </text:list>
      <text:h text:style-name="P5" text:outline-level="2"><text:span text:style-name="Strong_20_Emphasis">2. Contexte et Problématique</text:span></text:h>
      <text:list text:style-name="L21">
        <text:list-item>
          <text:p text:style-name="P19">Explication du sujet en termes mathématiques et informatiques.</text:p>
        </text:list-item>
        <text:list-item>
          <text:p text:style-name="P19">Présentation de la problématique principale.</text:p>
        </text:list-item>
        <text:list-item>
          <text:p text:style-name="P19">Applications concrètes en informatique (algorithmes, intelligence artificielle, cryptographie, optimisation, etc.).</text:p>
        </text:list-item>
      </text:list>
      <text:h text:style-name="P5" text:outline-level="2"><text:span text:style-name="Strong_20_Emphasis">3. Fondements Mathématiques</text:span></text:h>
      <text:list text:style-name="L22">
        <text:list-item>
          <text:p text:style-name="P20">Théorèmes et propriétés mathématiques utilisés.</text:p>
        </text:list-item>
        <text:list-item>
          <text:p text:style-name="P20">Notions abordées (exemples : analyse, algèbre, probabilités, logique mathématique, graphes, etc.).</text:p>
        </text:list-item>
        <text:list-item>
          <text:p text:style-name="P20">Explications détaillées des concepts nécessaires.</text:p>
        </text:list-item>
      </text:list>
      <text:h text:style-name="P5" text:outline-level="2"><text:span text:style-name="Strong_20_Emphasis">4. Modélisation et Approche Mathématique</text:span></text:h>
      <text:list text:style-name="L23">
        <text:list-item>
          <text:p text:style-name="P21">Définition du problème sous forme mathématique.</text:p>
        </text:list-item>
        <text:list-item>
          <text:p text:style-name="P21">Hypothèses de travail et méthodes employées.</text:p>
        </text:list-item>
        <text:list-item>
          <text:p text:style-name="P21">Étapes de résolution du problème.</text:p>
        </text:list-item>
      </text:list>
      <text:h text:style-name="P5" text:outline-level="2"><text:span text:style-name="Strong_20_Emphasis">5. Implémentation Informatique</text:span></text:h>
      <text:list text:style-name="L24">
        <text:list-item>
          <text:p text:style-name="P22">Traduction du modèle mathématique en algorithme.</text:p>
        </text:list-item>
        <text:list-item>
          <text:p text:style-name="P22">Langage de programmation utilisé (Python, C++, etc.).</text:p>
        </text:list-item>
        <text:list-item>
          <text:p text:style-name="P22">Explication du code et des choix d’implémentation.</text:p>
        </text:list-item>
        <text:list-item>
          <text:p text:style-name="P22">Analyse de la complexité algorithmique.</text:p>
        </text:list-item>
      </text:list>
      <text:h text:style-name="P5" text:outline-level="2"><text:span text:style-name="Strong_20_Emphasis">6. Résultats et Interprétation</text:span></text:h>
      <text:list text:style-name="L25">
        <text:list-item>
          <text:p text:style-name="P23">Présentation des résultats obtenus.</text:p>
        </text:list-item>
        <text:list-item>
          <text:p text:style-name="P23">Comparaison avec des résultats théoriques ou des solutions existantes.</text:p>
        </text:list-item>
        <text:list-item>
          <text:p text:style-name="P23"><text:soft-page-break/>Analyse des performances et des limites de la solution proposée.</text:p>
        </text:list-item>
      </text:list>
      <text:h text:style-name="P5" text:outline-level="2"><text:span text:style-name="Strong_20_Emphasis">7. Applications et Perspectives</text:span></text:h>
      <text:list text:style-name="L26">
        <text:list-item>
          <text:p text:style-name="P24">Applications possibles en informatique.</text:p>
        </text:list-item>
        <text:list-item>
          <text:p text:style-name="P24">Améliorations envisageables.</text:p>
        </text:list-item>
        <text:list-item>
          <text:p text:style-name="P24">Perspectives pour des recherches futures.</text:p>
        </text:list-item>
      </text:list>
      <text:h text:style-name="P5" text:outline-level="2"><text:span text:style-name="Strong_20_Emphasis">8. Conclusion</text:span></text:h>
      <text:list text:style-name="L27">
        <text:list-item>
          <text:p text:style-name="P25">Synthèse des résultats obtenus.</text:p>
        </text:list-item>
        <text:list-item>
          <text:p text:style-name="P25">Réflexion sur l'apport de ce projet dans le cadre de la Licence 3 Informatique.</text:p>
        </text:list-item>
        <text:list-item>
          <text:p text:style-name="P25">Perspectives d’approfondissement.</text:p>
        </text:list-item>
      </text:list>
      <text:h text:style-name="P5" text:outline-level="2"><text:span text:style-name="Strong_20_Emphasis">9. Annexes</text:span></text:h>
      <text:list text:style-name="L28">
        <text:list-item>
          <text:p text:style-name="P26">Démonstrations détaillées si nécessaire.</text:p>
        </text:list-item>
        <text:list-item>
          <text:p text:style-name="P26">Documentation et références bibliographiques.</text:p>
        </text:list-item>
        <text:list-item>
          <text:p text:style-name="P26"><text:span text:style-name="Strong_20_Emphasis"><text:span text:style-name="T3">Code source complet si applicabl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9:40:26.216127649</dc:date>
    <meta:editing-duration>PT28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52" meta:character-count="1804" meta:non-whitespace-character-count="1618"/>
  </office:meta>
</office:document-meta>
</file>